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paragraph-rsid="0004a869" style:font-name-asian="Times New Roman2" style:font-size-asian="12pt" style:font-name-complex="Times New Roman2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Times New Roman1" fo:font-size="12pt" officeooo:rsid="0004a869" officeooo:paragraph-rsid="0004a869" style:font-name-asian="Times New Roman2" style:font-size-asian="12pt" style:font-name-complex="Times New Roman2" style:font-size-complex="12pt"/>
    </style:style>
    <style:style style:name="P3" style:family="paragraph" style:parent-style-name="Standard">
      <style:text-properties style:font-name="Times New Roman1" fo:font-size="12pt" style:text-underline-style="none" officeooo:rsid="0014423f" style:font-name-asian="Times New Roman2" style:font-size-asian="12pt" style:font-name-complex="Times New Roman2" style:font-size-complex="12pt"/>
    </style:style>
    <style:style style:name="P4" style:family="paragraph" style:parent-style-name="Standard">
      <style:text-properties style:font-name="Times New Roman1" fo:font-size="12pt" style:text-underline-style="none" officeooo:rsid="001a7103" officeooo:paragraph-rsid="001a7103" style:font-name-asian="Times New Roman2" style:font-size-asian="12pt" style:font-name-complex="Times New Roman2" style:font-size-complex="12pt"/>
    </style:style>
    <style:style style:name="P5" style:family="paragraph" style:parent-style-name="Standard">
      <style:text-properties style:font-name="Times New Roman1" fo:font-size="12pt" style:text-underline-style="none" officeooo:rsid="001d63f3" officeooo:paragraph-rsid="001d63f3" style:font-name-asian="Times New Roman2" style:font-size-asian="12pt" style:font-name-complex="Times New Roman2" style:font-size-complex="12pt"/>
    </style:style>
    <style:style style:name="P6" style:family="paragraph" style:parent-style-name="Standard">
      <style:text-properties style:font-name="Times New Roman1" fo:font-size="12pt" style:text-underline-style="none" officeooo:rsid="001e95da" officeooo:paragraph-rsid="001e95da" style:font-name-asian="Times New Roman2" style:font-size-asian="12pt" style:font-name-complex="Times New Roman2" style:font-size-complex="12pt"/>
    </style:style>
    <style:style style:name="P7" style:family="paragraph" style:parent-style-name="Standard">
      <style:text-properties style:font-name="Times New Roman1" fo:font-size="12pt" style:text-underline-style="none" officeooo:rsid="00209479" officeooo:paragraph-rsid="0020a1b7" style:font-name-asian="Times New Roman2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1" fo:font-size="12pt" style:text-underline-style="none" officeooo:rsid="002132c6" officeooo:paragraph-rsid="002132c6" style:font-name-asian="Times New Roman2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1" fo:font-size="12pt" style:text-underline-style="solid" style:text-underline-width="auto" style:text-underline-color="font-color" officeooo:rsid="001a7103" officeooo:paragraph-rsid="001a7103" style:font-name-asian="Times New Roman2" style:font-size-asian="12pt" style:font-name-complex="Times New Roman2" style:font-size-complex="12pt"/>
    </style:style>
    <style:style style:name="P10" style:family="paragraph" style:parent-style-name="Standard">
      <style:text-properties style:font-name="Times New Roman1" fo:font-size="12pt" style:text-underline-style="solid" style:text-underline-width="auto" style:text-underline-color="font-color" officeooo:rsid="001bab8a" officeooo:paragraph-rsid="001bab8a" style:font-name-asian="Times New Roman2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1" fo:font-size="12pt" style:text-underline-style="solid" style:text-underline-width="auto" style:text-underline-color="font-color" officeooo:rsid="001d63f3" officeooo:paragraph-rsid="001d63f3" style:font-name-asian="Times New Roman2" style:font-size-asian="12pt" style:font-name-complex="Times New Roman2" style:font-size-complex="12pt"/>
    </style:style>
    <style:style style:name="P12" style:family="paragraph" style:parent-style-name="Standard">
      <style:text-properties style:font-name="Times New Roman1" fo:font-size="12pt" style:text-underline-style="solid" style:text-underline-width="auto" style:text-underline-color="font-color" officeooo:rsid="001e95da" officeooo:paragraph-rsid="001e95da" style:font-name-asian="Times New Roman2" style:font-size-asian="12pt" style:font-name-complex="Times New Roman2" style:font-size-complex="12pt"/>
    </style:style>
    <style:style style:name="P13" style:family="paragraph" style:parent-style-name="Standard">
      <style:text-properties style:font-name="Times New Roman1" fo:font-size="12pt" style:text-underline-style="solid" style:text-underline-width="auto" style:text-underline-color="font-color" officeooo:rsid="00209479" officeooo:paragraph-rsid="00209479" style:font-name-asian="Times New Roman2" style:font-size-asian="12pt" style:font-name-complex="Times New Roman2" style:font-size-complex="12pt"/>
    </style:style>
    <style:style style:name="T1" style:family="text">
      <style:text-properties officeooo:rsid="001a7103"/>
    </style:style>
    <style:style style:name="T2" style:family="text">
      <style:text-properties officeooo:rsid="001bab8a"/>
    </style:style>
    <style:style style:name="T3" style:family="text">
      <style:text-properties officeooo:rsid="001e95da"/>
    </style:style>
    <style:style style:name="T4" style:family="text">
      <style:text-properties officeooo:rsid="0020a1b7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Дуденко Екатерина</text:p>
        <text:p text:style-name="P1">Домашнее задание <text:span text:style-name="T1">2</text:span>.</text:p>
        <text:p text:style-name="P3"/>
        <text:p text:style-name="P9">1</text:p>
        <text:p text:style-name="P4">MSE модели: </text:p>
        <text:p text:style-name="P4">валидационная в.: 44600692064.<text:span text:style-name="T3">984795</text:span></text:p>
        <text:p text:style-name="P4">тренировочной в.: 47752321019</text:p>
        <text:p text:style-name="P4"/>
        <text:p text:style-name="P4">Наибольший положительный вес дает признак — <text:span text:style-name="T2">waterfront, отрицательный — bedrooms.</text:span></text:p>
        <text:p text:style-name="P4"/>
        <text:p text:style-name="P10">2</text:p>
        <text:p text:style-name="P5">mse valid для стандартизаций:</text:p>
        <text:p text:style-name="P5"/>
        <text:p text:style-name="P5">2.1 : 44600692064.987686</text:p>
        <text:p text:style-name="P5">2.2 : 44600692084.98767</text:p>
        <text:p text:style-name="P5">2.3 : 51841036974.26161</text:p>
        <text:p text:style-name="P5"/>
        <text:p text:style-name="P11">2.4</text:p>
        <text:p text:style-name="P6">Наименьшую квадратичную ошибку дает подход без стандартизаций.</text:p>
        <text:p text:style-name="P6"/>
        <text:p text:style-name="P12">2.5</text:p>
        <text:p text:style-name="P6">Меняется порядок коэффициентов, их важность и может поменяться знак.</text:p>
        <text:p text:style-name="P12"/>
        <text:p text:style-name="P13">3</text:p>
        <text:p text:style-name="P7">Табличка «важности» признаков, нормированы на максимальный коэффициент <text:span text:style-name="T4">из своего массива</text:span></text:p>
        <text:p text:style-name="P7"><text:span text:style-name="T4">(приложена где-то в письме).</text:span></text:p>
        <text:p text:style-name="P7"/>
        <text:p text:style-name="P8">Там же квадратичная ошибка при обучении на тестовой и валидационной выборках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3-04T22:07:03.273647831</dc:date>
    <meta:editing-duration>PT1H20M29S</meta:editing-duration>
    <meta:editing-cycles>8</meta:editing-cycles>
    <meta:document-statistic meta:table-count="0" meta:image-count="0" meta:object-count="0" meta:page-count="1" meta:paragraph-count="20" meta:word-count="80" meta:character-count="625" meta:non-whitespace-character-count="562"/>
  </office:meta>
</office:document-meta>
</file>